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pace mono" svg:font-family="'Space mono'"/>
  </office:font-face-decls>
  <office:automatic-styles>
    <style:style style:name="P1" style:family="paragraph" style:parent-style-name="Standard">
      <style:text-properties officeooo:paragraph-rsid="00186850"/>
    </style:style>
    <style:style style:name="P2" style:family="paragraph" style:parent-style-name="Standard">
      <style:text-properties officeooo:rsid="00186850" officeooo:paragraph-rsid="00186850"/>
    </style:style>
    <style:style style:name="P3" style:family="paragraph" style:parent-style-name="Standard">
      <style:text-properties officeooo:rsid="0019d71a" officeooo:paragraph-rsid="0019d71a"/>
    </style:style>
    <style:style style:name="P4" style:family="paragraph" style:parent-style-name="Standard">
      <style:text-properties officeooo:rsid="0019d71a"/>
    </style:style>
    <style:style style:name="P5" style:family="paragraph" style:parent-style-name="Standard">
      <style:text-properties officeooo:paragraph-rsid="001b8bb8"/>
    </style:style>
    <style:style style:name="T1" style:family="text">
      <style:text-properties style:font-name="Space mono"/>
    </style:style>
    <style:style style:name="T2" style:family="text">
      <style:text-properties style:font-name="Space mono" officeooo:rsid="00186850"/>
    </style:style>
    <style:style style:name="T3" style:family="text">
      <style:text-properties style:font-name="Space mono" officeooo:rsid="001b8bb8"/>
    </style:style>
    <style:style style:name="T4" style:family="text">
      <style:text-properties style:font-name="Space mono" officeooo:rsid="001d83dc"/>
    </style:style>
    <style:style style:name="T5" style:family="text">
      <style:text-properties fo:color="#c9211e" loext:opacity="100%" style:font-name="Space mono"/>
    </style:style>
    <style:style style:name="T6" style:family="text">
      <style:text-properties style:use-window-font-color="true" loext:opacity="0%" style:font-name="Space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ext:p>
      <text:p text:style-name="P4"><text:span text:style-name="T1"/></text:p>
      <text:p text:style-name="P4"><text:span text:style-name="T1">Le temps, l’espace, la lumière, ces éléments qui étaient là avant nous, ces éléments auxquels nous avons donné un nom. C’est grâce à eux que nous pouvons vivre tels que nous le concevons, ces éléments qui sont en constant mouvement.</text:span></text:p>
      <text:p text:style-name="P4"><text:span text:style-name="T1"/></text:p>
      <text:p text:style-name="P4"><text:span text:style-name="T1">L’idée et la vison que nous avons de ces éléments n’ont jamais cessé d’évoluer au fil du temps, de nos modes de vie et de nos processus de création/fabrication. Mais par cette évolution, nous avons modifié nos manières de percevoir et de ressentir ces éléments nous envoyant dans un flux constant de nos propres informations sans hiérarchisation.</text:span></text:p>
      <text:p text:style-name="P4"><text:span text:style-name="T1"/></text:p>
      <text:p text:style-name="P4"><text:span text:style-name="T1">Selon moi, nos modes de pensée, de création et de construction se sont normalisées et homogénéiser avec l’utilisation de nos propres technologies. Nous avons abandonné les éléments de ce mode poétique et en constant mouvement pour nous crée une bulle ou les gestes compte de moins en moins.</text:span></text:p>
      <text:p text:style-name="P4"><text:span text:style-name="T1"/></text:p>
      <text:p text:style-name="P4"><text:span text:style-name="T1">L’évolution de nos outils/technologies nous font perdre des gestes tels que celui du stylo qui écrit, nous avons centralisé toutes nos connaissances sur un seul et même médium (qui en tant que tel n’a rien de singulier ou de l’ordre de l’âme) ce qui nous fait perdre une certaine curiosité comme le savoir et l’envie chercher, le savoir qui nous permet de construire puis celui qui nous permet d’assembler.</text:span></text:p>
      <text:p text:style-name="P4"><text:span text:style-name="T1"/></text:p>
      <text:p text:style-name="P4"><text:span text:style-name="T1">Toute chose produite (pensée ou autre) et faite à partir de ce médium, toutes les informations d’une quelconque recherche provienne aussi de ce même médium. Je pense que toutes les technologies sont différentes et n’amènent pas les mêmes pensées et perception, je pense que la productivité ne devrais pas être une raison ou une variable pour choisir une technologie. </text:span></text:p>
      <text:p text:style-name="P4"><text:span text:style-name="T1"/></text:p>
      <text:p text:style-name="P4"><text:span text:style-name="T1">J’aimerais que l’on additionne les technologies dans nos processus de travail plutôt que de devoir en choisir une qui sauras tout faire et qui fera tout. </text:span></text:p>
      <text:p text:style-name="P4"><text:span text:style-name="T1"/></text:p>
      <text:p text:style-name="P4"><text:span text:style-name="T1">J’aime la science poétique, mais ne supporte pas l’ingénierie qui utilise des concepts poétiques de compréhension de nous-même ou de notre environnement pour les mettre au service d’un capitalisme qui ne prendra jamais compte des enjeux et des conséquences des technologies industrialiser. </text:span></text:p>
      <text:p text:style-name="P4"><text:span text:style-name="T1"/></text:p>
      <text:p text:style-name="P4"><text:span text:style-name="T1">Aujourd’hui et depuis le début de l’écriture, nous savons que tout types de connaissance ou d’information ce partage par le biais du texte, de la vue et de la voie, ce qui n’a d’ailleurs pas changé. Ce qui a changé est la manière dont nous le faisons. </text:span></text:p>
      <text:p text:style-name="P4"><text:span text:style-name="T1">À une certaine époque, le texte et la voie étaient les principaux moyens d’avoir de l’information. Aujourd’hui le texte, c’est transformer en image et celui-ci est fusionner à une technologie qui est plus rapide que nos systèmes nerveux, ce qui revient à </text:span><text:soft-page-break/><text:span text:style-name="T1">dire que l’information/la connaissance nous parvient tellement vite que nous n’avons plus le temps de l’assimiler entièrement. Modifiant ainsi dans un premier temps notre mémoire long terme, qui se désagrège en ne pouvant plus assimiler tout ce flux d’information.</text:span></text:p>
      <text:p text:style-name="P4"><text:span text:style-name="T1"/></text:p>
      <text:p text:style-name="P4"><text:span text:style-name="T1">Dans un second temps, c’est notre perception du réel qui en prend un coup, car nous arrivons aujourd’hui à retenir seulement des fragments d’information qui se mélange. Notre perception du réel est fragmentée par nos propres technologies qui ont été développées pour être rapides, trop rapides. </text:span></text:p>
      <text:p text:style-name="P4"><text:span text:style-name="T1"/></text:p>
      <text:p text:style-name="P4"><text:span text:style-name="T1">Tout ce que nous voyons, entendons, ou lisons est toujours sur le même médium, nous percevons en permanence des tonnes de fragments d’information sur un médium fait de lumière artificielle qui les modélise.</text:span></text:p>
      <text:p text:style-name="P4"><text:span text:style-name="T1"/></text:p>
      <text:p text:style-name="P4"><text:span text:style-name="T1">Les trois-quarts de nos vies ne sont que vue au travers des technologies que nous avons crée, là ou au part avant, il était possible de grandir dans un endroit sans jamais avoir vue le reste du monde si l’on ne voulait pas voyager. Aujourd’hui, nous pouvons visiter ou du moins voir le monde depuis nos chaises. </text:span></text:p>
      <text:p text:style-name="P4"><text:span text:style-name="T1"/></text:p>
      <text:p text:style-name="P4"><text:span text:style-name="T1">La ou au part avant il nous fallait nous rendre dans des endroits spécifiques pour trouver de l’information, maintenant nous avons accès à tout depuis notre lumière artificielle. </text:span></text:p>
      <text:p text:style-name="P4"><text:span text:style-name="T1"/></text:p>
      <text:p text:style-name="P4"><text:span text:style-name="T1">Malheureusement, je pense qu’il y a une différence entre connaissance et expérience, entre savoir et faire, ce n’est pas parce que l’on sait écrire sur un ordinateur que l’on connaît la différence de cheminement de pensée avec le stylo ou le crayon. </text:span></text:p>
      <text:p text:style-name="P4"><text:span text:style-name="T1"/></text:p>
      <text:p text:style-name="P4"><text:span text:style-name="T1">Ces différences ont créé des fossés générationnels entre plusieurs générations, menant a une incompréhension des ancienne générations sur les nouvelles, comme peu en témoigner un manifeste cher à mon cœur « The Conscience of Hacker ». </text:span></text:p>
      <text:p text:style-name="P4"><text:span text:style-name="T1"/></text:p>
      <text:p text:style-name="P4"><text:span text:style-name="T1">Je crois que les personnes ayant grandi avec les « Medias Instable » ont certes une vision passionnante du <text:s/>monde, mais s’il ne font plus l’effort d’aller explorer d’autres manière de faire, ils perdent beaucoup en savoir primitif.</text:span></text:p>
      <text:p text:style-name="P4"><text:span text:style-name="T1"/></text:p>
      <text:p text:style-name="P4"><text:span text:style-name="T1">Ils sont rapides en réflexion, mais sont de moins en moins capables de faire des choses sur une temporalité plus longue, comme la mémoire vive d’un ordinateur. </text:span></text:p>
      <text:p text:style-name="P4"><text:span text:style-name="T1"/></text:p>
      <text:p text:style-name="P4"><text:span text:style-name="T1">Notre besoin constant de productivité nous a menés à être impatients et donc incapables de traiter des données plus « Lourde » sur un long lapse de temps. Nous avons abandonné plein de logique humaine pour ne garder que la logique binai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pace mono" svg:font-family="'Space 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16:13:39.401404560</meta:creation-date>
    <dc:date>2025-04-24T17:42:33.222253826</dc:date>
    <meta:editing-duration>PT1H28M53S</meta:editing-duration>
    <meta:editing-cycles>4</meta:editing-cycles>
    <meta:generator>LibreOffice/7.6.3.2$MacOSX_X86_64 LibreOffice_project/29d686fea9f6705b262d369fede658f824154cc0</meta:generator>
    <meta:print-date>2025-04-24T17:42:45.504772887</meta:print-date>
    <meta:printed-by>PDF files</meta:printed-by>
    <meta:document-statistic meta:table-count="0" meta:image-count="0" meta:object-count="0" meta:page-count="2" meta:paragraph-count="18" meta:word-count="818" meta:character-count="4963" meta:non-whitespace-character-count="4152"/>
  </office:meta>
</office:document-meta>
</file>